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NewRomanPSMT" svg:font-family="TimesNewRomanPSMT" style:font-family-generic="roman"/>
    <style:font-face style:name="1942 report" svg:font-family="'1942 repor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center" style:justify-single-word="false"/>
      <style:text-properties style:font-name="Arial"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text-align="center" style:justify-single-word="false"/>
      <style:text-properties style:font-name="Arial" fo:font-size="16.1000003814697pt" style:font-size-asian="16.1000003814697pt" style:font-size-complex="16.1000003814697pt"/>
    </style:style>
    <style:style style:name="P4" style:family="paragraph" style:parent-style-name="Heading" style:master-page-name="First_20_Page">
      <style:paragraph-properties fo:text-align="center" style:justify-single-word="false" style:page-number="auto"/>
    </style:style>
    <style:style style:name="P5" style:family="paragraph" style:parent-style-name="Heading_20_1">
      <style:paragraph-properties fo:break-before="page"/>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Text_20_body">
      <style:paragraph-properties fo:text-align="center" style:justify-single-word="false"/>
    </style:style>
    <style:style style:name="P8" style:family="paragraph" style:parent-style-name="Contents_20_Heading">
      <style:paragraph-properties fo:break-before="page"/>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TimesNewRomanPSMT" fo:font-size="12pt" style:font-name-asian="TimesNewRomanPSMT" style:font-size-asian="12pt" style:font-name-complex="TimesNewRomanPSMT" style:font-size-complex="12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7"/>
      <text:p text:style-name="P7"/>
      <text:p text:style-name="P7"/>
      <text:p text:style-name="P7"/>
      <text:p text:style-name="P7"/>
      <text:p text:style-name="P7"/>
      <text:p text:style-name="P2">Aperture VMAN DESIGN DOCUMENT</text:p>
      <text:p text:style-name="P1"/>
      <text:p text:style-name="P3">For </text:p>
      <text:p text:style-name="P3">CAPSTONE TEAM APERTURE</text:p>
      <text:p text:style-name="P1"/>
      <text:p text:style-name="P1">Prepared By:</text:p>
      <text:p text:style-name="P1"/>
      <text:p text:style-name="P1">Joseph Woodruff</text:p>
      <text:p text:style-name="P1">Evan Belt</text:p>
      <text:p text:style-name="P1">Ruvim Micsanschi</text:p>
      <text:p text:style-name="P1"/>
      <text:p text:style-name="P1">2012-05-3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10">1 Introduction<text:tab/>3</text:p>
          <text:p text:style-name="P9">1.1 Purpose<text:tab/>3</text:p>
          <text:p text:style-name="P9">1.2 Scope<text:tab/>3</text:p>
          <text:p text:style-name="P9">1.2 High-level Summary<text:tab/>3</text:p>
          <text:p text:style-name="P9">1.3 Referenced Documents<text:tab/>3</text:p>
          <text:p text:style-name="P10">2 System-wide design decisions<text:tab/>4</text:p>
          <text:p text:style-name="P10">3 Architectural Design<text:tab/>4</text:p>
          <text:p text:style-name="P9">3.1 Components<text:tab/>4</text:p>
          <text:p text:style-name="P6">3.1.1 vman_login<text:tab/>4</text:p>
          <text:p text:style-name="P6">3.1.2 vman_home<text:tab/>4</text:p>
          <text:p text:style-name="P6">3.1.3 vman_edit_my_profile<text:tab/>4</text:p>
          <text:p text:style-name="P6">3.1.4 vman_view_my_profile<text:tab/>4</text:p>
          <text:p text:style-name="P6">3.1.5 vman_schedule<text:tab/>4</text:p>
          <text:p text:style-name="P6">3.1.6 vman_notifications<text:tab/>4</text:p>
          <text:p text:style-name="P6">3.1.7 vman_messages_recv<text:tab/>4</text:p>
          <text:p text:style-name="P6">3.1.8 vman_generate_report<text:tab/>4</text:p>
          <text:p text:style-name="P9">3.2 Concept of execution<text:tab/>4</text:p>
          <text:p text:style-name="P9">3.3 Interface design<text:tab/>4</text:p>
          <text:p text:style-name="P10">4 Detailed Design<text:tab/>4</text:p>
          <text:p text:style-name="P10">5 Traceability Requirements<text:tab/>4</text:p>
        </text:index-body>
      </text:table-of-content>
      <text:p text:style-name="Standard"/>
      <text:h text:style-name="P5" text:outline-level="1">1 Introduction</text:h>
      <text:h text:style-name="Heading_20_2" text:outline-level="2">1.1 Purpose</text:h>
      <text:p text:style-name="Text_20_body">This document describes the high-level functional and architectural design of the Aperture VMAN software.</text:p>
      <text:h text:style-name="Heading_20_2" text:outline-level="2">1.2 Scope</text:h>
      <text:p text:style-name="Standard"><text:span text:style-name="T1">This document has been created primarily as documentation for the stakeholders in Aperture VMAN, which include the project sponsor PAST&amp;E (hereafter referred to as 'the client'), and upper management in the Portland State University Computer Science Capstone Consortium (hereafter referred to as 'PSUCSCC'). It is also meant to provide guidance to the team in order to increase the chances of project success.</text:span></text:p>
      <text:h text:style-name="Heading_20_2" text:outline-level="2">1.2 High-level Summary</text:h>
      <text:p text:style-name="Text_20_body">something</text:p>
      <text:h text:style-name="Heading_20_2" text:outline-level="2">1.3 Referenced Documents</text:h>
      <text:p text:style-name="Text_20_body">something else</text:p>
      <text:p text:style-name="Text_20_body"/>
      <text:h text:style-name="P5" text:outline-level="1">2 System-wide design decisions</text:h>
      <text:p text:style-name="Text_20_body"/>
      <text:h text:style-name="Heading_20_1" text:outline-level="1">3 Architectural Design</text:h>
      <text:h text:style-name="Heading_20_2" text:outline-level="2">3.1 Components</text:h>
      <text:h text:style-name="Heading_20_3" text:outline-level="3">3.1.1 vman_login</text:h>
      <text:h text:style-name="Heading_20_3" text:outline-level="3">3.1.2 vman_home</text:h>
      <text:h text:style-name="Heading_20_3" text:outline-level="3">3.1.3 vman_edit_my_profile</text:h>
      <text:h text:style-name="Heading_20_3" text:outline-level="3">3.1.4 vman_view_my_profile</text:h>
      <text:h text:style-name="Heading_20_3" text:outline-level="3">3.1.5 vman_schedule</text:h>
      <text:h text:style-name="Heading_20_3" text:outline-level="3">3.1.6 vman_notifications</text:h>
      <text:h text:style-name="Heading_20_3" text:outline-level="3">3.1.7 vman_messages_recv</text:h>
      <text:h text:style-name="Heading_20_3" text:outline-level="3">3.1.8 vman_generate_report</text:h>
      <text:p text:style-name="Text_20_body"/>
      <text:p text:style-name="Text_20_body"/>
      <text:p text:style-name="Text_20_body"/>
      <text:p text:style-name="Text_20_body"/>
      <text:h text:style-name="Heading_20_2" text:outline-level="2">3.2 Concept of execution</text:h>
      <text:h text:style-name="Heading_20_2" text:outline-level="2">3.3 Interface design</text:h>
      <text:h text:style-name="Heading_20_1" text:outline-level="1">4 Detailed Design</text:h>
      <text:h text:style-name="Heading_20_1" text:outline-level="1">5 Traceability Requiremen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NewRomanPSMT" svg:font-family="TimesNewRomanPSMT" style:font-family-generic="roman"/>
    <style:font-face style:name="1942 report" svg:font-family="'1942 report'"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Index"/>
    <style:master-page style:name="Index" style:page-layout-name="Mpm1" style:next-style-name="Standard"/>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Woodruff</meta:initial-creator>
    <meta:creation-date>2012-05-31T01:31:38.64</meta:creation-date>
    <dc:date>2012-05-31T12:51:37.57</dc:date>
    <dc:creator>Joseph Woodruff</dc:creator>
    <meta:editing-duration>PT11H19M59S</meta:editing-duration>
    <meta:editing-cycles>2</meta:editing-cycles>
    <meta:generator>OpenOffice.org/3.3$Win32 OpenOffice.org_project/330m20$Build-9567</meta:generator>
    <meta:document-statistic meta:table-count="0" meta:image-count="0" meta:object-count="0" meta:page-count="4" meta:paragraph-count="53" meta:word-count="219" meta:character-count="1531"/>
  </office:meta>
</office:document-meta>
</file>